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751a" officeooo:paragraph-rsid="0009751a"/>
    </style:style>
    <style:style style:name="P2" style:family="paragraph" style:parent-style-name="Standard">
      <style:text-properties officeooo:rsid="0009e6dc" officeooo:paragraph-rsid="0009751a"/>
    </style:style>
    <style:style style:name="P3" style:family="paragraph" style:parent-style-name="Standard">
      <style:text-properties officeooo:rsid="0009e6dc" officeooo:paragraph-rsid="0009e6dc"/>
    </style:style>
    <style:style style:name="P4" style:family="paragraph" style:parent-style-name="Standard">
      <style:text-properties officeooo:rsid="000b73f2" officeooo:paragraph-rsid="000b73f2"/>
    </style:style>
    <style:style style:name="P5" style:family="paragraph" style:parent-style-name="Standard">
      <style:text-properties officeooo:rsid="000c32eb" officeooo:paragraph-rsid="000c32eb"/>
    </style:style>
    <style:style style:name="P6" style:family="paragraph" style:parent-style-name="Standard">
      <style:text-properties fo:font-weight="bold" officeooo:rsid="0009751a" officeooo:paragraph-rsid="0009751a" style:font-weight-asian="bold" style:font-weight-complex="bold"/>
    </style:style>
    <style:style style:name="P7" style:family="paragraph" style:parent-style-name="Standard">
      <style:text-properties fo:font-style="italic" officeooo:rsid="0009751a" officeooo:paragraph-rsid="0009751a" style:font-style-asian="italic" style:font-style-complex="italic"/>
    </style:style>
    <style:style style:name="P8" style:family="paragraph" style:parent-style-name="Standard">
      <style:text-properties fo:font-size="18pt" officeooo:rsid="000c32eb" officeooo:paragraph-rsid="000c32eb" style:font-size-asian="18pt" style:font-size-complex="18pt"/>
    </style:style>
    <style:style style:name="P9" style:family="paragraph" style:parent-style-name="Standard">
      <style:text-properties style:text-position="0% 100%" fo:font-size="11pt" officeooo:rsid="0015fe17" officeooo:paragraph-rsid="0015fe17" style:font-size-asian="11pt" style:font-size-complex="11pt"/>
    </style:style>
    <style:style style:name="P10" style:family="paragraph" style:parent-style-name="Standard">
      <style:text-properties officeooo:rsid="0009e6dc" officeooo:paragraph-rsid="0015fe17"/>
    </style:style>
    <style:style style:name="P11" style:family="paragraph" style:parent-style-name="Standard">
      <style:text-properties officeooo:rsid="000c32eb" officeooo:paragraph-rsid="000c32eb"/>
    </style:style>
    <style:style style:name="P12" style:family="paragraph" style:parent-style-name="Standard">
      <style:text-properties fo:font-size="11pt" officeooo:rsid="0015fe17" officeooo:paragraph-rsid="000c32eb" style:font-size-asian="11pt" style:font-size-complex="11pt"/>
    </style:style>
    <style:style style:name="P13" style:family="paragraph" style:parent-style-name="Standard">
      <style:text-properties fo:font-size="11pt" officeooo:rsid="0015fe17" officeooo:paragraph-rsid="0015fe17" style:font-size-asian="11pt" style:font-size-complex="11pt"/>
    </style:style>
    <style:style style:name="P14" style:family="paragraph" style:parent-style-name="Standard">
      <style:text-properties fo:font-size="11pt" officeooo:rsid="0015fe17" officeooo:paragraph-rsid="0009e6dc" style:font-size-asian="11pt" style:font-size-complex="11pt"/>
    </style:style>
    <style:style style:name="P15" style:family="paragraph" style:parent-style-name="Standard" style:list-style-name="L1">
      <style:text-properties fo:font-size="11pt" officeooo:rsid="0015fe17" officeooo:paragraph-rsid="000f871b" style:font-size-asian="11pt" style:font-size-complex="11pt"/>
    </style:style>
    <style:style style:name="P16" style:family="paragraph" style:parent-style-name="Standard">
      <style:text-properties fo:font-size="11pt" officeooo:rsid="0015fe17" officeooo:paragraph-rsid="000efe17" style:font-size-asian="11pt" style:font-size-complex="11pt"/>
    </style:style>
    <style:style style:name="P17" style:family="paragraph" style:parent-style-name="Standard">
      <style:text-properties fo:font-size="11pt" officeooo:rsid="0015fe17" officeooo:paragraph-rsid="000da811" style:font-size-asian="11pt" style:font-size-complex="11pt"/>
    </style:style>
    <style:style style:name="P18" style:family="paragraph" style:parent-style-name="Standard">
      <style:text-properties fo:font-size="11pt" officeooo:rsid="0015fe17" officeooo:paragraph-rsid="0016a4be"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0b73f2" style:font-weight-asian="bold" style:font-weight-complex="bold"/>
    </style:style>
    <style:style style:name="T3" style:family="text">
      <style:text-properties fo:font-weight="bold" officeooo:rsid="000da811" style:font-weight-asian="bold" style:font-weight-complex="bold"/>
    </style:style>
    <style:style style:name="T4" style:family="text">
      <style:text-properties fo:font-weight="bold" officeooo:rsid="000efe17" style:font-weight-asian="bold" style:font-weight-complex="bold"/>
    </style:style>
    <style:style style:name="T5" style:family="text">
      <style:text-properties fo:font-weight="bold" officeooo:rsid="0015fe17" style:font-weight-asian="bold" style:font-weight-complex="bold"/>
    </style:style>
    <style:style style:name="T6" style:family="text">
      <style:text-properties style:text-position="super 58%"/>
    </style:style>
    <style:style style:name="T7" style:family="text">
      <style:text-properties style:text-position="0% 100%"/>
    </style:style>
    <style:style style:name="T8" style:family="text">
      <style:text-properties officeooo:rsid="0015fe17"/>
    </style:style>
    <style:style style:name="T9" style:family="text">
      <style:text-properties fo:font-size="11pt" officeooo:rsid="0015fe17" style:font-size-asian="11pt" style:font-size-complex="11pt"/>
    </style:style>
    <style:style style:name="T10" style:family="text">
      <style:text-properties fo:font-size="11pt" officeooo:rsid="0016a4be" style:font-size-asian="11pt" style:font-size-complex="11pt"/>
    </style:style>
    <style:style style:name="T11" style:family="text">
      <style:text-properties fo:font-size="11pt" officeooo:rsid="00185b2a" style:font-size-asian="11pt" style:font-size-complex="11pt"/>
    </style:style>
    <style:style style:name="T12" style:family="text">
      <style:text-properties officeooo:rsid="0016a4be"/>
    </style:style>
    <style:style style:name="T13" style:family="text">
      <style:text-properties officeooo:rsid="00185b2a"/>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solid" style:text-underline-width="auto" style:text-underline-color="font-color" fo:font-weight="bold" officeooo:rsid="0015fe17" style:font-weight-asian="bold" style:font-weight-complex="bold"/>
    </style:style>
    <style:style style:name="T16" style:family="text">
      <style:text-properties style:text-underline-style="solid" style:text-underline-width="auto" style:text-underline-color="font-color" fo:font-weight="bold" officeooo:rsid="000b73f2" style:font-weight-asian="bold" style:font-weight-complex="bold"/>
    </style:style>
    <style:style style:name="T17" style:family="text">
      <style:text-properties style:text-underline-style="solid" style:text-underline-width="auto" style:text-underline-color="font-color" fo:font-weight="bold" officeooo:rsid="000efe17" style:font-weight-asian="bold" style:font-weight-complex="bold"/>
    </style:style>
    <style:style style:name="T18" style:family="text">
      <style:text-properties style:text-underline-style="solid" style:text-underline-width="auto" style:text-underline-color="font-color" fo:font-weight="bold" officeooo:rsid="000da811"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Work Term Report Proposal:</text:p>
      <text:p text:style-name="P1"/>
      <text:p text:style-name="P8">GPR Features Classifier</text:p>
      <text:p text:style-name="P1"/>
      <text:p text:style-name="P7">Sensors and Software Inc.</text:p>
      <text:p text:style-name="P1">Irene XiangYi Chen</text:p>
      <text:p text:style-name="P1"/>
      <text:p text:style-name="P1">University of Waterloo, Co-op Work Term 1</text:p>
      <text:p text:style-name="P2"/>
      <text:p text:style-name="P2"/>
      <text:p text:style-name="P4"><text:span text:style-name="T15">Summary</text:span><text:span text:style-name="T5">:</text:span></text:p>
      <text:p text:style-name="P13"><text:span text:style-name="T8">One of the commonly most challenging and error-prone aspects of ground penetrating radar (GPR) solutions is the in</text:span>terpretation of GPR data. <text:span text:style-name="T13">Hence, developing a machine learning image classifier would aid in this process.</text:span></text:p>
      <text:p text:style-name="P5"/>
      <text:p text:style-name="P3"><text:span text:style-name="T16">Objective</text:span>: </text:p>
      <text:p text:style-name="P5"><text:span text:style-name="T9">To develop a tool that would guide users in their interpretation of GPR data, with identifying hyperbolas as the main goal. The expected behavior of the classifier is to </text:span><text:span text:style-name="T11">frame</text:span><text:span text:style-name="T9"> GPR features from an input</text:span><text:span text:style-name="T11">ted</text:span><text:span text:style-name="T9"> image, as well as classify and label </text:span><text:span text:style-name="T11">a percentage representing </text:span><text:span text:style-name="T9">the likelihood </text:span><text:span text:style-name="T10">of the feature. </text:span></text:p>
      <text:p text:style-name="P14"/>
      <text:p text:style-name="P18">Th<text:span text:style-name="T12">is</text:span> work term report will go into an exploration, comparison <text:span text:style-name="T12">and </text:span>analysis <text:span text:style-name="T12">of different existing classifying models. The methods of learning and tradeoff between ease of training, transferability of application, as well as accuracy will be the main aspects of comparison of the models. The one with the highest chance of success will be implemented and </text:span>refine<text:span text:style-name="T12">d</text:span> with transfer learning <text:span text:style-name="T12">for hyperbola detection</text:span>, <text:span text:style-name="T12">as a proof of concept. </text:span></text:p>
      <text:p text:style-name="P12"/>
      <text:p text:style-name="P12">The following pre-trained models <text:span text:style-name="T12">will be compared:</text:span></text:p>
      <text:list xml:id="list2684391718155765318" text:style-name="L1">
        <text:list-item>
          <text:p text:style-name="P15">Inception V3</text:p>
        </text:list-item>
        <text:list-item>
          <text:p text:style-name="P15">MobileNet</text:p>
        </text:list-item>
        <text:list-item>
          <text:p text:style-name="P15">VGG</text:p>
        </text:list-item>
      </text:list>
      <text:p text:style-name="P18"><text:span text:style-name="T12">T</text:span>h<text:span text:style-name="T12">e pre-trained images of these models a</text:span>re readily available on ImageNet <text:span text:style-name="T12">or Gradient Zoo. The models themselves can be</text:span> implemented with Keras, <text:span text:style-name="T12">a high-level machine learning API and Tensorflow wrapper for Python. The choice of models is subject to change as the research phase progresses. </text:span><text:s/></text:p>
      <text:p text:style-name="P16"/>
      <text:p text:style-name="P12"><text:span text:style-name="T13">As an extension of this project, the classification of more </text:span>feature<text:span text:style-name="T12">s</text:span>, namely metal ringing, and air waves, could be implemente<text:span text:style-name="T12">d as the project progresses.</text:span> </text:p>
      <text:p text:style-name="P12"/>
      <text:p text:style-name="P3"/>
      <text:p text:style-name="P10"><text:span text:style-name="T17">Additional </text:span><text:span text:style-name="T14">Require</text:span><text:span text:style-name="T18">d Materials</text:span>:</text:p>
      <text:p text:style-name="P10"><text:span text:style-name="T9">Pre-trained models significantly lower the amount of data needed to retrain and fine-tune, thus a minimum of 500 images per feature of interest </text:span><text:span text:style-name="T10">(i.e. hyperbolas)</text:span><text:span text:style-name="T9"> is recommended. Based on previous experience, reasonable detection and classification accuracy was obtained using around 300 pictures, trained with the Inception V3 model. </text:span></text:p>
      <text:p text:style-name="P14"/>
      <text:p text:style-name="P3"/>
      <text:p text:style-name="P5"><text:span text:style-name="T14">Proposed Timeline</text:span><text:span text:style-name="T1">:</text:span></text:p>
      <text:p text:style-name="P17">Research Phase and Comparison of models: <text:tab/><text:tab/>Friday, July 6<text:span text:style-name="T6">th</text:span></text:p>
      <text:p text:style-name="P17"><text:span text:style-name="T7">Implementation of model:<text:tab/><text:tab/><text:tab/><text:tab/>Friday, July 27</text:span><text:span text:style-name="T6">th</text:span></text:p>
      <text:p text:style-name="P17"><text:span text:style-name="T7">Report Draft Completion: <text:tab/><text:tab/><text:tab/><text:tab/>Friday, August 3</text:span><text:span text:style-name="T6">rd </text:span></text:p>
      <text:p text:style-name="P9">Final Report Submission: <text:tab/><text:tab/><text:tab/><text:tab/>Friday, August 10<text:span text:style-name="T6">th</text:span> </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6T15:48:46.605052422</meta:creation-date>
    <dc:date>2018-06-29T14:49:10.343726409</dc:date>
    <meta:editing-duration>PT3H16M51S</meta:editing-duration>
    <meta:editing-cycles>3</meta:editing-cycles>
    <meta:generator>LibreOffice/4.4.3.2$Linux_X86_64 LibreOffice_project/40m0$Build-2</meta:generator>
    <meta:print-date>2018-06-29T14:10:21.737726389</meta:print-date>
    <meta:document-statistic meta:table-count="0" meta:image-count="0" meta:object-count="0" meta:page-count="1" meta:paragraph-count="23" meta:word-count="337" meta:character-count="2208" meta:non-whitespace-character-count="1875"/>
  </office:meta>
</office:document-meta>
</file>